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0.769cm" fo:min-width="4.4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6.114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dash" draw:stroke-dash="Ultrafine_20_Dashed" svg:stroke-color="#b2b2b2" draw:fill-color="#ffffff" draw:textarea-horizontal-align="justify" draw:textarea-vertical-align="middle" draw:auto-grow-height="false" fo:min-height="3.199cm" fo:min-width="8.9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cccccc" draw:fill-color="#ffffff" draw:textarea-horizontal-align="justify" draw:textarea-vertical-align="middle" draw:auto-grow-height="false" fo:min-height="0.77cm" fo:min-width="8.063cm"/>
    </style:style>
    <style:style style:name="gr7" style:family="graphic" style:parent-style-name="standard">
      <style:graphic-properties svg:stroke-color="#cccccc" draw:fill-color="#ffffff" draw:textarea-horizontal-align="justify" draw:textarea-vertical-align="middle" draw:auto-grow-height="false" fo:min-height="0.77cm" fo:min-width="8.063cm"/>
    </style:style>
    <style:style style:name="gr8" style:family="graphic" style:parent-style-name="standard">
      <style:graphic-properties svg:stroke-color="#cccccc" draw:fill-color="#ffffff" draw:textarea-horizontal-align="justify" draw:textarea-vertical-align="middle" draw:auto-grow-height="false" fo:min-height="0.77cm" fo:min-width="5.817cm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0" style:family="graphic" style:parent-style-name="standard">
      <style:graphic-properties svg:stroke-color="#cccccc" draw:fill-color="#ffffff" draw:textarea-horizontal-align="justify" draw:textarea-vertical-align="middle" draw:auto-grow-height="false" fo:min-height="0.77cm" fo:min-width="6.659cm"/>
    </style:style>
    <style:style style:name="gr11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4.93cm"/>
    </style:style>
    <style:style style:name="gr13" style:family="graphic" style:parent-style-name="standard">
      <style:graphic-properties svg:stroke-color="#cccccc" draw:fill-color="#ffffff" draw:textarea-horizontal-align="justify" draw:textarea-vertical-align="middle" draw:auto-grow-height="false" fo:min-height="6.176cm" fo:min-width="11.7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5.983cm"/>
    </style:style>
    <style:style style:name="gr15" style:family="graphic" style:parent-style-name="standard">
      <style:graphic-properties svg:stroke-color="#cccccc" draw:fill-color="#ffffff" draw:textarea-horizontal-align="justify" draw:textarea-vertical-align="middle" draw:auto-grow-height="false" fo:min-height="0.802cm" fo:min-width="1.684cm"/>
    </style:style>
    <style:style style:name="gr16" style:family="graphic" style:parent-style-name="standard">
      <style:graphic-properties svg:stroke-color="#cccccc" draw:fill-color="#ffffff" draw:textarea-horizontal-align="justify" draw:textarea-vertical-align="middle" draw:auto-grow-height="false" fo:min-height="0.803cm" fo:min-width="1.684cm"/>
    </style:style>
    <style:style style:name="gr17" style:family="graphic" style:parent-style-name="standard">
      <style:graphic-properties svg:stroke-color="#cccccc" draw:fill-color="#ffffff" draw:textarea-horizontal-align="justify" draw:textarea-vertical-align="middle" draw:auto-grow-height="false" fo:min-height="0.804cm" fo:min-width="1.684cm"/>
    </style:style>
    <style:style style:name="gr18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4.17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cm" fo:min-width="2.8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9cm" fo:min-width="3.237cm"/>
    </style:style>
    <style:style style:name="gr22" style:family="graphic" style:parent-style-name="standard">
      <style:graphic-properties svg:stroke-color="#111111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3.139cm"/>
    </style:style>
    <style:style style:name="P1" style:family="paragraph">
      <style:paragraph-properties fo:text-align="center"/>
      <style:text-properties fo:font-size="10.6999998092651pt"/>
    </style:style>
    <style:style style:name="P2" style:family="paragraph">
      <loext:graphic-properties draw:fill-color="#ffffff"/>
      <style:paragraph-properties fo:text-align="center"/>
      <style:text-properties style:font-name="DejaVu Sans Mono" fo:font-size="10.6999998092651pt"/>
    </style:style>
    <style:style style:name="P3" style:family="paragraph">
      <style:text-properties fo:font-size="10.6999998092651pt"/>
    </style:style>
    <style:style style:name="P4" style:family="paragraph">
      <loext:graphic-properties draw:fill="none" draw:fill-color="#ffffff"/>
      <style:text-properties style:font-name="DejaVu Sans Mono" fo:font-size="10.6999998092651pt"/>
    </style:style>
    <style:style style:name="P5" style:family="paragraph">
      <loext:graphic-properties draw:fill="none"/>
      <style:paragraph-properties fo:text-align="center"/>
      <style:text-properties style:font-name="DejaVu Sans Mono" fo:font-size="8pt"/>
    </style:style>
    <style:style style:name="P6" style:family="paragraph">
      <loext:graphic-properties draw:fill-color="#ffffff"/>
      <style:paragraph-properties fo:text-align="center"/>
      <style:text-properties style:font-name="DejaVu Sans Mono" fo:font-size="8pt"/>
    </style:style>
    <style:style style:name="P7" style:family="paragraph">
      <loext:graphic-properties draw:fill="none" draw:fill-color="#ffffff"/>
      <style:text-properties style:font-name="DejaVu Sans Mono" fo:font-size="10.6999998092651pt" style:font-size-asian="16pt" style:font-size-complex="16pt"/>
    </style:style>
    <style:style style:name="P8" style:family="paragraph">
      <loext:graphic-properties draw:fill-color="#ffffff"/>
      <style:paragraph-properties fo:text-align="center"/>
      <style:text-properties style:font-name="DejaVu Sans Mono" fo:font-size="10.6999998092651pt" style:font-size-asian="16pt" style:font-size-complex="16pt"/>
    </style:style>
    <style:style style:name="P9" style:family="paragraph">
      <style:text-properties fo:font-size="8.60000038146973pt"/>
    </style:style>
    <style:style style:name="P10" style:family="paragraph">
      <loext:graphic-properties draw:fill="none" draw:fill-color="#ffffff"/>
      <style:text-properties style:font-name="DejaVu Sans Mono" fo:font-size="8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>
      <loext:graphic-properties draw:fill="none" draw:fill-color="#ffffff"/>
      <style:text-properties style:font-name="DejaVu Sans Mono" fo:font-size="8.60000038146973pt" style:font-size-asian="10pt" style:font-size-complex="10pt"/>
    </style:style>
    <style:style style:name="P12" style:family="paragraph">
      <style:paragraph-properties fo:text-align="center"/>
      <style:text-properties style:font-name="DejaVu Sans Mono" fo:font-size="8pt"/>
    </style:style>
    <style:style style:name="T1" style:family="text">
      <style:text-properties style:font-name="DejaVu Sans Mono" fo:font-size="10pt"/>
    </style:style>
    <style:style style:name="T2" style:family="text">
      <style:text-properties style:font-name="DejaVu Sans Mono" fo:font-size="10pt" style:font-size-asian="16pt" style:font-size-complex="16pt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style:font-name="DejaVu Sans Mono" fo:font-size="8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DejaVu Sans Mono"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13cm" svg:height="1.019cm" svg:x="3.438cm" svg:y="0.248cm"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2" draw:id="id2" draw:layer="layout" svg:width="6.614cm" svg:height="0.718cm" svg:x="10.922cm" svg:y="0.381cm">
          <draw:text-box>
            <text:p text:style-name="P3"><text:span text:style-name="T1">http://prosviso.tk</text:span></text:p>
          </draw:text-box>
        </draw:frame>
        <draw:connector draw:style-name="gr3" draw:text-style-name="P5" draw:layer="layout" draw:type="line" svg:x1="8.351cm" svg:y1="0.757cm" svg:x2="10.922cm" svg:y2="0.74cm" draw:start-shape="id1" draw:start-glue-point="1" draw:end-shape="id2" svg:d="M8351 757l2571-17" svg:viewBox="0 0 2572 18">
          <text:p/>
        </draw:connector>
        <draw:custom-shape draw:style-name="gr4" draw:text-style-name="P6" xml:id="id3" draw:id="id3" draw:layer="layout" svg:width="9.405cm" svg:height="3.449cm" svg:x="1.192cm" svg:y="2.128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894cm" svg:y1="1.267cm" svg:x2="5.894cm" svg:y2="2.128cm" draw:start-shape="id1" draw:start-glue-point="2" draw:end-shape="id3" draw:end-glue-point="0" svg:d="M5894 1267v861" svg:viewBox="0 0 1 862">
          <text:p/>
        </draw:connector>
        <draw:custom-shape draw:style-name="gr6" draw:text-style-name="P2" xml:id="id4" draw:id="id4" draw:layer="layout" svg:width="8.563cm" svg:height="1.02cm" svg:x="1.473cm" svg:y="2.442cm">
          <text:p text:style-name="P1"><text:span text:style-name="T1">Google Cloud L4 LB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8.563cm" svg:height="1.02cm" svg:x="1.473cm" svg:y="4.166cm">
          <text:p text:style-name="P1"><text:span text:style-name="T1">NGINX Ingress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754cm" svg:y1="3.462cm" svg:x2="5.754cm" svg:y2="4.166cm" draw:start-shape="id4" draw:start-glue-point="2" draw:end-shape="id5" draw:end-glue-point="0" svg:d="M5754 3462v704" svg:viewBox="0 0 1 705">
          <text:p/>
        </draw:connector>
        <draw:custom-shape draw:style-name="gr8" draw:text-style-name="P2" xml:id="id6" draw:id="id6" draw:layer="layout" svg:width="6.317cm" svg:height="1.02cm" svg:x="13.825cm" svg:y="4.166cm">
          <text:p text:style-name="P1"><text:span text:style-name="T1">Ingress Resourc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0.036cm" svg:y1="4.676cm" svg:x2="13.825cm" svg:y2="4.676cm" draw:start-shape="id5" draw:start-glue-point="1" draw:end-shape="id6" draw:end-glue-point="3" svg:d="M10036 4676h3789" svg:viewBox="0 0 3790 1">
          <text:p/>
        </draw:connector>
        <draw:custom-shape draw:style-name="gr10" draw:text-style-name="P2" xml:id="id7" draw:id="id7" draw:layer="layout" svg:width="7.159cm" svg:height="1.02cm" svg:x="0.631cm" svg:y="6.909cm">
          <text:p text:style-name="P1"><text:span text:style-name="T1">Ingress default </text:span><text:span text:style-name="T1">backend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5.894cm" svg:y1="5.577cm" svg:x2="4.21cm" svg:y2="6.909cm" draw:start-shape="id3" draw:start-glue-point="2" draw:end-shape="id7" draw:end-glue-point="0" svg:d="M5894 5577v666h-1684v666" svg:viewBox="0 0 1685 1333">
          <text:p/>
        </draw:connector>
        <draw:frame draw:style-name="gr12" draw:text-style-name="P7" draw:layer="layout" svg:width="5.43cm" svg:height="0.718cm" svg:x="0.254cm" svg:y="5.734cm">
          <draw:text-box>
            <text:p text:style-name="P3"><text:span text:style-name="T2">Unmatched </text:span><text:span text:style-name="T3">traffic</text:span></text:p>
          </draw:text-box>
        </draw:frame>
        <draw:custom-shape draw:style-name="gr13" draw:text-style-name="P6" xml:id="id12" draw:id="id12" draw:layer="layout" svg:width="12.212cm" svg:height="6.426cm" svg:x="8.584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6.483cm" svg:height="0.718cm" svg:x="11.694cm" svg:y="5.655cm">
          <draw:text-box>
            <text:p text:style-name="P3"><text:span text:style-name="T1">Requests </text:span><text:span text:style-name="T3">matching</text:span><text:span text:style-name="T1"> /*</text:span></text:p>
          </draw:text-box>
        </draw:frame>
        <draw:custom-shape draw:style-name="gr15" draw:text-style-name="P2" xml:id="id11" draw:id="id11" draw:layer="layout" svg:width="3.088cm" svg:height="1.488cm" svg:x="13.124cm" svg:y="11.299cm">
          <text:p text:style-name="P1"><text:span text:style-name="T1">Red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0" draw:id="id10" draw:layer="layout" svg:width="3.088cm" svg:height="1.489cm" svg:x="17.334cm" svg:y="9.496cm">
          <text:p text:style-name="P1"><text:span text:style-name="T1">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8" draw:id="id8" draw:layer="layout" svg:width="3.088cm" svg:height="1.489cm" svg:x="9.053cm" svg:y="9.496cm">
          <text:p text:style-name="P1"><text:span text:style-name="T1">Fl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9" draw:id="id9" draw:layer="layout" svg:width="3.088cm" svg:height="1.49cm" svg:x="13.124cm" svg:y="7.614cm">
          <text:p text:style-name="P1"><text:span text:style-name="T2">NGIN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10.597cm" svg:y1="9.496cm" svg:x2="13.124cm" svg:y2="8.359cm" draw:start-shape="id8" draw:start-glue-point="4" draw:end-shape="id9" draw:end-glue-point="6" svg:d="M10597 9496l2527-1137" svg:viewBox="0 0 2528 1138">
          <text:p/>
        </draw:connector>
        <draw:connector draw:style-name="gr18" draw:text-style-name="P5" draw:layer="layout" draw:type="line" svg:x1="16.212cm" svg:y1="8.359cm" svg:x2="18.878cm" svg:y2="9.496cm" draw:start-shape="id9" draw:start-glue-point="10" draw:end-shape="id10" draw:end-glue-point="4" svg:d="M16212 8359l2666 1137" svg:viewBox="0 0 2667 1138">
          <text:p/>
        </draw:connector>
        <draw:connector draw:style-name="gr18" draw:text-style-name="P5" draw:layer="layout" draw:type="line" svg:x1="18.878cm" svg:y1="10.985cm" svg:x2="16.212cm" svg:y2="12.043cm" draw:start-shape="id10" draw:start-glue-point="8" draw:end-shape="id11" draw:end-glue-point="10" svg:d="M18878 10985l-2666 1058" svg:viewBox="0 0 2667 1059">
          <text:p/>
        </draw:connector>
        <draw:connector draw:style-name="gr18" draw:text-style-name="P5" draw:layer="layout" draw:type="line" svg:x1="12.141cm" svg:y1="10.241cm" svg:x2="17.334cm" svg:y2="10.24cm" draw:start-shape="id8" draw:start-glue-point="10" draw:end-shape="id10" svg:d="M12141 10241l5193-1" svg:viewBox="0 0 5194 2">
          <text:p/>
        </draw:connector>
        <draw:frame draw:style-name="gr19" draw:text-style-name="P10" draw:layer="layout" svg:width="4.672cm" svg:height="0.987cm" svg:x="8.632cm" svg:y="8.008cm">
          <draw:text-box>
            <text:p text:style-name="P9"><text:span text:style-name="T4">/(greetings|showall|…)</text:span></text:p>
            <text:p text:style-name="P9"><text:span text:style-name="T4">uwsgi://flask:5000</text:span></text:p>
          </draw:text-box>
        </draw:frame>
        <draw:frame draw:style-name="gr20" draw:text-style-name="P11" draw:layer="layout" svg:width="3.362cm" svg:height="0.63cm" svg:x="13.264cm" svg:y="9.803cm">
          <draw:text-box>
            <text:p text:style-name="P9"><text:span text:style-name="T5">http://api:7000</text:span></text:p>
          </draw:text-box>
        </draw:frame>
        <draw:frame draw:style-name="gr21" draw:text-style-name="P11" draw:layer="layout" svg:width="3.737cm" svg:height="0.629cm" svg:x="17.229cm" svg:y="11.534cm">
          <draw:text-box>
            <text:p text:style-name="P9"><text:span text:style-name="T5">http:/</text:span><text:span text:style-name="T5">/</text:span><text:span text:style-name="T5">redis:</text:span><text:span text:style-name="T5">6379</text:span></text:p>
          </draw:text-box>
        </draw:frame>
        <draw:connector draw:style-name="gr11" draw:text-style-name="P5" draw:layer="layout" draw:type="line" svg:x1="14.69cm" svg:y1="6.909cm" svg:x2="14.668cm" svg:y2="7.614cm" draw:start-shape="id12" draw:start-glue-point="0" draw:end-shape="id9" draw:end-glue-point="4" svg:d="M14690 6909l-22 705" svg:viewBox="0 0 23 706">
          <text:p/>
        </draw:connector>
        <draw:connector draw:style-name="gr22" draw:text-style-name="P12" draw:layer="layout" svg:x1="5.894cm" svg:y1="5.577cm" svg:x2="14.69cm" svg:y2="6.909cm" draw:start-shape="id3" draw:start-glue-point="2" draw:end-shape="id12" draw:end-glue-point="0" svg:d="M5894 5577v666h8796v666" svg:viewBox="0 0 8797 1333">
          <text:p/>
        </draw:connector>
        <draw:frame draw:style-name="gr23" draw:text-style-name="P10" draw:layer="layout" svg:width="3.639cm" svg:height="0.987cm" svg:x="16.925cm" svg:y="8.008cm">
          <draw:text-box>
            <text:p text:style-name="P9"><text:span text:style-name="T4">/api*</text:span></text:p>
            <text:p text:style-name="P9"><text:span text:style-name="T4">uwsgi://api:6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1:15:06.726809847</meta:creation-date>
    <dc:date>2018-11-05T16:40:30.405832151</dc:date>
    <meta:editing-duration>PT54M53S</meta:editing-duration>
    <meta:editing-cycles>9</meta:editing-cycles>
    <meta:generator>LibreOffice/6.1.2.1$Linux_X86_64 LibreOffice_project/10$Build-1</meta:generator>
    <meta:document-statistic meta:object-count="29"/>
  </office:meta>
</office:document-meta>
</file>